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Heading_20_1">
      <style:text-properties officeooo:paragraph-rsid="000d5bf6"/>
    </style:style>
    <style:style style:name="P2" style:family="paragraph" style:parent-style-name="Standard" style:list-style-name="Numbering_20_123"/>
    <style:style style:name="P3" style:family="paragraph" style:parent-style-name="Standard" style:list-style-name="Numbering_20_123">
      <style:text-properties officeooo:paragraph-rsid="000d5bf6"/>
    </style:style>
    <style:style style:name="P4" style:family="paragraph" style:parent-style-name="Standard">
      <style:text-properties officeooo:paragraph-rsid="000d5bf6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22pt" officeooo:paragraph-rsid="000d5bf6" style:font-size-asian="22pt" style:font-size-complex="22pt"/>
    </style:style>
    <style:style style:name="P6" style:family="paragraph" style:parent-style-name="Text_20_body">
      <style:text-properties officeooo:rsid="000d5bf6" officeooo:paragraph-rsid="000d5bf6"/>
    </style:style>
    <style:style style:name="P7" style:family="paragraph" style:parent-style-name="Text_20_body" style:list-style-name="Numbering_20_123">
      <style:text-properties officeooo:rsid="000d5bf6" officeooo:paragraph-rsid="000d5bf6"/>
    </style:style>
    <style:style style:name="P8" style:family="paragraph" style:parent-style-name="Text_20_body">
      <style:text-properties officeooo:paragraph-rsid="000d5bf6"/>
    </style:style>
    <style:style style:name="P9" style:family="paragraph" style:parent-style-name="Text_20_body">
      <style:paragraph-properties fo:text-align="start" style:justify-single-word="false"/>
      <style:text-properties fo:font-size="12pt" officeooo:rsid="000d5bf6" officeooo:paragraph-rsid="000d5bf6" style:font-size-asian="10.5pt" style:font-size-complex="12pt"/>
    </style:style>
    <style:style style:name="T1" style:family="text">
      <style:text-properties officeooo:rsid="000d5bf6"/>
    </style:style>
    <style:style style:name="T2" style:family="text">
      <style:text-properties fo:font-size="24pt" style:font-size-asian="21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thods you can use in this library:</text:p>
      <text:p text:style-name="Standard"/>
      <text:h text:style-name="Heading_20_1" text:outline-level="1">prime_factorization:</text:h>
      <text:p text:style-name="P4"><text:span text:style-name="Source_20_Text">std::vector&lt;int&gt; prime_factorization</text:span><text:span text:style-name="Source_20_Text"><text:span text:style-name="T1">(int num)</text:span></text:span></text:p>
      <text:p text:style-name="P4"><text:span text:style-name="Source_20_Text"/></text:p>
      <text:p text:style-name="Standard">Returns the factored number in an <text:span text:style-name="T1">vector</text:span> <text:span text:style-name="T1">(std::vector)</text:span> </text:p>
      <text:p text:style-name="Standard"/>
      <text:p text:style-name="Standard">Example:</text:p>
      <text:list xml:id="list3920084153" text:style-name="Numbering_20_123">
        <text:list-item>
          <text:p text:style-name="P3">Prime_factorization PF;</text:p>
        </text:list-item>
        <text:list-item>
          <text:p text:style-name="P3"><text:span text:style-name="Source_20_Text">std::vector &lt;int&gt; vr;</text:span></text:p>
        </text:list-item>
        <text:list-item>
          <text:p text:style-name="P3"><text:span text:style-name="Source_20_Text">vr = PF.prime_factorization(12);</text:span></text:p>
        </text:list-item>
        <text:list-item>
          <text:p text:style-name="P2"><text:span text:style-name="Source_20_Text">#Print the contenute of vr array</text:span></text:p>
        </text:list-item>
        <text:list-item>
          <text:p text:style-name="P2"><text:span text:style-name="Source_20_Text">for(int x : pf) </text:span></text:p>
        </text:list-item>
        <text:list-item>
          <text:p text:style-name="P2"><text:span text:style-name="Source_20_Text">{</text:span></text:p>
        </text:list-item>
        <text:list-item>
          <text:p text:style-name="P2"><text:span text:style-name="Source_20_Text">std::cout &lt;&lt; "pf :" &lt;&lt; <text:s/>x &lt;&lt; std::endl;</text:span></text:p>
        </text:list-item>
        <text:list-item>
          <text:p text:style-name="P2"><text:span text:style-name="Source_20_Text">}</text:span></text:p>
        </text:list-item>
      </text:list>
      <text:p text:style-name="P4"><text:span text:style-name="Source_20_Text"/></text:p>
      <text:h text:style-name="Heading_20_1" text:outline-level="1">get_dividend_prime_factorization:</text:h>
      <text:p text:style-name="P6">std::vector&lt;int&gt; get_dividend_prime_factorization()</text:p>
      <text:p text:style-name="P6">returns the value of the quotients of the factor previously called (via the prime_factorization function) in a vector (std::vector) </text:p>
      <text:p text:style-name="P8"><text:span text:style-name="T1">Example:</text:span></text:p>
      <text:list xml:id="list235931237020046" text:continue-numbering="true" text:style-name="Numbering_20_123">
        <text:list-item>
          <text:p text:style-name="P3"><text:span text:style-name="Source_20_Text">Prime_factorization fi;</text:span></text:p>
        </text:list-item>
        <text:list-item>
          <text:p text:style-name="P3"><text:span text:style-name="Source_20_Text">std::vecotor &lt;int&gt; vr;</text:span></text:p>
        </text:list-item>
        <text:list-item>
          <text:p text:style-name="P3"><text:span text:style-name="Source_20_Text">vr = fi.get_dividend_prime_factorization();</text:span></text:p>
        </text:list-item>
        <text:list-item>
          <text:p text:style-name="P3"><text:span text:style-name="Source_20_Text">for(int x : </text:span><text:span text:style-name="Source_20_Text"><text:span text:style-name="T1">vr</text:span></text:span><text:span text:style-name="Source_20_Text">) </text:span></text:p>
        </text:list-item>
        <text:list-item>
          <text:p text:style-name="P3"><text:span text:style-name="Source_20_Text">{</text:span></text:p>
        </text:list-item>
        <text:list-item>
          <text:p text:style-name="P3"><text:span text:style-name="Source_20_Text">std::cout &lt;&lt; "pf :" &lt;&lt; <text:s/>x &lt;&lt; std::endl;</text:span></text:p>
        </text:list-item>
        <text:list-item>
          <text:p text:style-name="P3"><text:span text:style-name="Source_20_Text">}</text:span></text:p>
        </text:list-item>
      </text:list>
      <text:p text:style-name="P4"><text:span text:style-name="Source_20_Text"/></text:p>
      <text:h text:style-name="Heading_20_1" text:outline-level="1">get_prime_factors:</text:h>
      <text:p text:style-name="P6">std::vector&lt;int&gt; get_prime_factors()</text:p>
      <text:p text:style-name="P6">returns the value of the factors of the function <text:s/>factor previously called (via the prime_factorization function) in a vector (std::vector) </text:p>
      <text:p text:style-name="P6">Example:</text:p>
      <text:list xml:id="list235931164577782" text:continue-numbering="true" text:style-name="Numbering_20_123">
        <text:list-item>
          <text:p text:style-name="P3"><text:soft-page-break/><text:span text:style-name="Source_20_Text">Prime_factorization fi;</text:span></text:p>
        </text:list-item>
        <text:list-item>
          <text:p text:style-name="P3"><text:span text:style-name="Source_20_Text">std::vecotor &lt;int&gt; vr;</text:span></text:p>
        </text:list-item>
        <text:list-item>
          <text:p text:style-name="P3"><text:span text:style-name="Source_20_Text">vr = fi.</text:span><text:span text:style-name="Source_20_Text"><text:span text:style-name="T1">get_prime_factors()</text:span></text:span><text:span text:style-name="Source_20_Text">;</text:span></text:p>
        </text:list-item>
        <text:list-item>
          <text:p text:style-name="P3"><text:span text:style-name="Source_20_Text">for(int x : </text:span><text:span text:style-name="Source_20_Text"><text:span text:style-name="T1">vr</text:span></text:span><text:span text:style-name="Source_20_Text">) </text:span></text:p>
        </text:list-item>
        <text:list-item>
          <text:p text:style-name="P3"><text:span text:style-name="Source_20_Text">{</text:span></text:p>
        </text:list-item>
        <text:list-item>
          <text:p text:style-name="P3"><text:span text:style-name="Source_20_Text">std::cout &lt;&lt; "pf :" &lt;&lt; <text:s/>x &lt;&lt; std::endl;</text:span></text:p>
        </text:list-item>
        <text:list-item>
          <text:p text:style-name="P3"><text:span text:style-name="Source_20_Text">}</text:span></text:p>
        </text:list-item>
      </text:list>
      <text:p text:style-name="P4"><text:span text:style-name="Source_20_Text"/></text:p>
      <text:h text:style-name="Heading_20_1" text:outline-level="1"><text:span text:style-name="Source_20_Text">LCM:</text:span></text:h>
      <text:p text:style-name="P8"><text:span text:style-name="T1">Int LCM(std::vector num ,bool show_calculation_LCM = false);</text:span></text:p>
      <text:p text:style-name="P8">Returns the value of the lcm on an integer variable.</text:p>
      <text:p text:style-name="P8">The variable ‘<text:span text:style-name="T1">show_calculation_LCM’</text:span> allows you to print the factorization on the screen. by default it is disabled.</text:p>
      <text:p text:style-name="P8"><text:span text:style-name="T1">Example:</text:span></text:p>
      <text:list xml:id="list235931646642682" text:continue-numbering="true" text:style-name="Numbering_20_123">
        <text:list-item>
          <text:p text:style-name="P7">fibonacci fi;</text:p>
        </text:list-item>
        <text:list-item>
          <text:p text:style-name="P7">std::vecotor &lt;int&gt; vr;</text:p>
        </text:list-item>
        <text:list-item>
          <text:p text:style-name="P7">vr = fi.get_dividend_prime_factorization();</text:p>
        </text:list-item>
        <text:list-item>
          <text:p text:style-name="P7">Prime_factorization lm;</text:p>
        </text:list-item>
        <text:list-item>
          <text:p text:style-name="P7">int x;</text:p>
        </text:list-item>
        <text:list-item>
          <text:p text:style-name="P7">x = lm.LCM({4,8,12,18});</text:p>
        </text:list-item>
        <text:list-item>
          <text:p text:style-name="P7">#For show the factorization </text:p>
        </text:list-item>
        <text:list-item>
          <text:p text:style-name="P7">#x = lm.LCM({4,8,12,18},true</text:p>
        </text:list-item>
        <text:list-item>
          <text:p text:style-name="P7">std::cout &lt;&lt; x &lt;&lt; std::endl;</text:p>
        </text:list-item>
      </text:list>
      <text:h text:style-name="P1" text:outline-level="1"><text:span text:style-name="Source_20_Text"><text:span text:style-name="T1">GCD</text:span></text:span><text:span text:style-name="Source_20_Text">:</text:span></text:h>
      <text:p text:style-name="P8"><text:span text:style-name="T1">Int GCD(std::vector num ,bool show_calculation_GCD = false);</text:span></text:p>
      <text:p text:style-name="P8">Returns the value of the <text:span text:style-name="T1">gcd</text:span> on an integer variable.</text:p>
      <text:p text:style-name="P8">The variable ‘<text:span text:style-name="T1">show_calculation_GCD’</text:span> allows you to print the factorization on the screen. by default it is disabled.</text:p>
      <text:p text:style-name="P8"><text:span text:style-name="T1">Example:</text:span></text:p>
      <text:p text:style-name="P8"/>
      <text:list text:continue-numbering="true" text:style-name="Numbering_20_123">
        <text:list-item>
          <text:p text:style-name="P7"><text:soft-page-break/>fibonacci fi;</text:p>
        </text:list-item>
        <text:list-item>
          <text:p text:style-name="P7">std::vecotor &lt;int&gt; vr;</text:p>
        </text:list-item>
        <text:list-item>
          <text:p text:style-name="P7">vr = fi.get_dividend_prime_factorization();</text:p>
        </text:list-item>
        <text:list-item>
          <text:p text:style-name="P7">Prime_factorization lm;</text:p>
        </text:list-item>
        <text:list-item>
          <text:p text:style-name="P7">int x;</text:p>
        </text:list-item>
        <text:list-item>
          <text:p text:style-name="P7">x = lm.gcd({4,8,12,18});</text:p>
        </text:list-item>
        <text:list-item>
          <text:p text:style-name="P7">#For show the factorization </text:p>
        </text:list-item>
        <text:list-item>
          <text:p text:style-name="P7">#x = lm.gcd({4,8,12,18},true</text:p>
        </text:list-item>
        <text:list-item>
          <text:p text:style-name="P7"><text:span text:style-name="Source_20_Text">std::cout &lt;&lt; x &lt;&lt; std::endl;</text:span></text:p>
        </text:list-item>
      </text:list>
      <text:p text:style-name="P6"><text:span text:style-name="T2"/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modern" style:font-pitch="fixed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it" fo:country="IT" style:letter-kerning="true" style:font-name-asian="Noto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Noto Sans Mono" fo:font-family="'Noto Sans Mono'" style:font-family-generic="modern" style:font-pitch="fixed" style:font-name-asian="Noto Sans Mono" style:font-family-asian="'Noto Sans Mono'" style:font-family-generic-asian="modern" style:font-pitch-asian="fixed" style:font-name-complex="FreeSans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23:11:33.896085588</meta:creation-date>
    <dc:date>2023-10-06T23:58:45.055390587</dc:date>
    <meta:editing-duration>PT47M11S</meta:editing-duration>
    <meta:editing-cycles>1</meta:editing-cycles>
    <meta:generator>LibreOffice/7.6.2.1$Linux_X86_64 LibreOffice_project/60$Build-1</meta:generator>
    <meta:document-statistic meta:table-count="0" meta:image-count="0" meta:object-count="0" meta:page-count="3" meta:paragraph-count="63" meta:word-count="305" meta:character-count="2049" meta:non-whitespace-character-count="1835"/>
  </office:meta>
</office:document-meta>
</file>